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4.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4.4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3.75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3.75cm" style:writing-mode="lr-tb"/>
      <style:paragraph-properties style:writing-mode="lr-tb"/>
    </style:style>
    <style:style style:name="gr5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5cm" svg:height="1.75cm" svg:x="1.75cm" svg:y="3cm">
          <text:p text:style-name="P1">Приложение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cm" svg:height="1.75cm" svg:x="1.75cm" svg:y="11.5cm">
          <text:p text:style-name="P1">Тестирование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4.25cm" svg:height="1.75cm" svg:x="15cm" svg:y="7.25cm">
          <text:p text:style-name="P1">Metric Processo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25cm" svg:height="1.75cm" svg:x="8.85cm" svg:y="7.35cm">
          <text:p text:style-name="P1">OpenSearch<text:line-break/>доски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25cm" svg:height="2.25cm" svg:x="15cm" svg:y="2.75cm">
          <text:p text:style-name="P1">OpenSearch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25cm" svg:height="1.75cm" svg:x="8.85cm" svg:y="3cm">
          <text:p text:style-name="P1">Fluent-Bit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25cm" svg:height="1.75cm" svg:x="8.85cm" svg:y="9.4cm"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25cm" svg:height="1.75cm" svg:x="8.85cm" svg:y="11.5cm">
          <text:p text:style-name="P1">Анализ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.225cm" svg:y1="11.5cm" svg:x2="4.25cm" svg:y2="4.75cm" draw:start-shape="id1" draw:start-glue-point="0" draw:end-shape="id2" draw:end-glue-point="2" svg:d="M4225 11500l25-6750" svg:viewBox="0 0 26 6751">
          <text:p/>
        </draw:connector>
        <draw:connector draw:style-name="gr6" draw:text-style-name="P3" draw:layer="layout" draw:type="line" svg:x1="6.75cm" svg:y1="3.875cm" svg:x2="8.85cm" svg:y2="3.875cm" draw:start-shape="id2" draw:start-glue-point="1" draw:end-shape="id3" draw:end-glue-point="3" svg:d="M6750 3875h2100" svg:viewBox="0 0 2101 1">
          <text:p/>
        </draw:connector>
        <draw:connector draw:style-name="gr7" draw:text-style-name="P3" draw:layer="layout" draw:type="line" svg:x1="8.85cm" svg:y1="12.375cm" svg:x2="6.7cm" svg:y2="12.375cm" draw:start-shape="id4" draw:start-glue-point="3" draw:end-shape="id1" draw:end-glue-point="1" svg:d="M8850 12375h-2150" svg:viewBox="0 0 2151 1">
          <text:p/>
        </draw:connector>
        <draw:connector draw:style-name="gr8" draw:text-style-name="P3" draw:layer="layout" draw:type="line" svg:x1="13.1cm" svg:y1="3.875cm" svg:x2="15cm" svg:y2="3.875cm" draw:start-shape="id3" draw:start-glue-point="1" draw:end-shape="id5" draw:end-glue-point="3" svg:d="M13100 3875h1900" svg:viewBox="0 0 1901 1">
          <text:p/>
        </draw:connector>
        <draw:connector draw:style-name="gr9" draw:text-style-name="P3" draw:layer="layout" svg:x1="15cm" svg:y1="3.875cm" svg:x2="13.1cm" svg:y2="8.225cm" draw:start-shape="id5" draw:end-shape="id6" draw:end-glue-point="1" svg:d="M15000 3875h-950v4350h-950" svg:viewBox="0 0 1901 4351">
          <text:p/>
        </draw:connector>
        <draw:connector draw:style-name="gr10" draw:text-style-name="P3" draw:layer="layout" svg:x1="15cm" svg:y1="3.875cm" svg:x2="13.1cm" svg:y2="10.275cm" draw:start-shape="id5" draw:start-glue-point="3" draw:end-shape="id7" draw:end-glue-point="1" svg:d="M15000 3875h-950v6400h-950" svg:viewBox="0 0 1901 6401">
          <text:p/>
        </draw:connector>
        <draw:connector draw:style-name="gr11" draw:text-style-name="P3" draw:layer="layout" svg:x1="15cm" svg:y1="3.875cm" svg:x2="13.1cm" svg:y2="12.375cm" draw:start-shape="id5" draw:start-glue-point="3" draw:end-shape="id4" draw:end-glue-point="1" svg:d="M15000 3875h-950v8500h-950" svg:viewBox="0 0 1901 8501">
          <text:p/>
        </draw:connector>
        <draw:connector draw:style-name="gr12" draw:text-style-name="P3" draw:layer="layout" svg:x1="17.125cm" svg:y1="7.25cm" svg:x2="17.125cm" svg:y2="5cm" draw:start-shape="id8" draw:start-glue-point="0" draw:end-shape="id5" draw:end-glue-point="2" svg:d="M17125 7250v-2250" svg:viewBox="0 0 1 2251">
          <text:p/>
        </draw:connector>
        <draw:connector draw:style-name="gr13" draw:text-style-name="P3" draw:layer="layout" svg:x1="17.125cm" svg:y1="5cm" svg:x2="17.125cm" svg:y2="7.25cm" draw:start-shape="id5" draw:end-shape="id8" svg:d="M17125 5000v2250" svg:viewBox="0 0 1 2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1T18:16:35.267000000</meta:creation-date>
    <dc:date>2023-06-11T18:38:05.191000000</dc:date>
    <meta:editing-duration>PT15M3S</meta:editing-duration>
    <meta:editing-cycles>3</meta:editing-cycles>
    <meta:generator>LibreOffice/7.5.3.2$Windows_X86_64 LibreOffice_project/9f56dff12ba03b9acd7730a5a481eea045e468f3</meta:generator>
    <meta:document-statistic meta:object-count="17"/>
  </office:meta>
</office:document-meta>
</file>